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5d28" fo:background-color="#fff200"/>
    </style:style>
    <style:style style:name="P2" style:family="paragraph" style:parent-style-name="Standard">
      <style:text-properties officeooo:rsid="00105d28" officeooo:paragraph-rsid="00105d28" fo:background-color="#fff200"/>
    </style:style>
    <style:style style:name="P3" style:family="paragraph" style:parent-style-name="Standard">
      <style:paragraph-properties fo:text-align="center" style:justify-single-word="false"/>
      <style:text-properties fo:font-size="15pt" fo:background-color="#fff200" style:font-size-asian="15pt" style:font-size-complex="15pt"/>
    </style:style>
    <style:style style:name="P4" style:family="paragraph" style:parent-style-name="Standard">
      <style:text-properties officeooo:paragraph-rsid="00105d28"/>
    </style:style>
    <style:style style:name="P5" style:family="paragraph" style:parent-style-name="Standard">
      <style:text-properties fo:color="#000000" style:font-name="Droid Sans Mono" fo:font-size="10.5pt" fo:font-weight="normal" officeooo:rsid="00105d28" officeooo:paragraph-rsid="00105d28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105d28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5d28" fo:background-color="transparent" loext:char-shading-value="0" style:font-size-asian="16pt" style:font-size-complex="16pt"/>
    </style:style>
    <style:style style:name="T4" style:family="text">
      <style:text-properties fo:color="#d2a8ff"/>
    </style:style>
    <style:style style:name="T5" style:family="text">
      <style:text-properties fo:color="#d2a8ff" style:font-name="Droid Sans Mono" fo:font-size="10.5pt" fo:font-weight="normal" fo:background-color="transparent" loext:char-shading-value="0"/>
    </style:style>
    <style:style style:name="T6" style:family="text">
      <style:text-properties fo:color="#c9d1d9" style:font-name="Droid Sans Mono" fo:font-size="10.5pt" fo:font-weight="normal" fo:background-color="transparent" loext:char-shading-value="0"/>
    </style:style>
    <style:style style:name="T7" style:family="text">
      <style:text-properties fo:color="#c9d1d9" style:font-name="Droid Sans Mono" fo:font-size="10.5pt" fo:font-weight="normal" fo:background-color="#0d1117" loext:char-shading-value="0"/>
    </style:style>
    <style:style style:name="T8" style:family="text">
      <style:text-properties fo:color="#a5d6ff"/>
    </style:style>
    <style:style style:name="T9" style:family="text">
      <style:text-properties fo:color="#a5d6ff" style:font-name="Droid Sans Mono" fo:font-size="10.5pt" fo:font-weight="normal" fo:background-color="transparent" loext:char-shading-value="0"/>
    </style:style>
    <style:style style:name="T10" style:family="text">
      <style:text-properties fo:color="#a5d6ff" style:font-name="Droid Sans Mono" fo:font-size="10.5pt" fo:font-weight="normal" fo:background-color="#0d1117" loext:char-shading-value="0"/>
    </style:style>
    <style:style style:name="T11" style:family="text">
      <style:text-properties fo:color="#8b949e" style:font-name="Droid Sans Mono" fo:font-size="10.5pt" fo:font-weight="normal" fo:background-color="transparent" loext:char-shading-value="0"/>
    </style:style>
    <style:style style:name="T12" style:family="text">
      <style:text-properties fo:color="#d69a00"/>
    </style:style>
    <style:style style:name="T13" style:family="text">
      <style:text-properties fo:color="#79c0ff"/>
    </style:style>
    <style:style style:name="T14" style:family="text">
      <style:text-properties fo:color="#79c0ff" style:font-name="Droid Sans Mono" fo:font-size="10.5pt" fo:font-weight="normal" fo:background-color="#0d1117" loext:char-shading-value="0"/>
    </style:style>
    <style:style style:name="T15" style:family="text">
      <style:text-properties fo:color="#83d4ff"/>
    </style:style>
    <style:style style:name="T16" style:family="text">
      <style:text-properties fo:color="#83d4ff" style:font-name="Droid Sans Mono" fo:font-size="10.5pt" fo:font-weight="normal" fo:background-color="#0d1117" loext:char-shading-value="0"/>
    </style:style>
    <style:style style:name="T17" style:family="text">
      <style:text-properties fo:color="#ffa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get post data using ajax</text:p>
      <text:p text:style-name="Standard"/>
      <text:p text:style-name="P1">1. /****<text:span text:style-name="T1">write***//</text:span></text:p>
      <text:p text:style-name="P4">&lt;div class="read_more"&gt;</text:p>
      <text:p text:style-name="Standard">&lt;a href="#" type="button" data-bs-toggle="modal" data-id="&lt;?php echo get_the_id(); ?&gt;"</text:p>
      <text:p text:style-name="Standard">class="caseStudiesModel"&gt;Read More&lt;/a&gt;</text:p>
      <text:p text:style-name="Standard">&lt;/div&gt;</text:p>
      <text:p text:style-name="Standard"/>
      <text:p text:style-name="P2">2./**********add script*****************/</text:p>
      <text:p text:style-name="P2"/>
      <text:p text:style-name="P5">&lt;script src="https://ajax.googleapis.com/ajax/libs/jquery/3.6.1/jquery.min.js"&gt;&lt;/script&gt;</text:p>
      <text:p text:style-name="P6">&lt;script&gt;</text:p>
      <text:p text:style-name="P6">$(document).ready(function() {</text:p>
      <text:p text:style-name="P6">$('.caseStudiesModel').on('click', function() {</text:p>
      <text:p text:style-name="P6">let id = $(this).attr('data-id');</text:p>
      <text:p text:style-name="P6">// console.log(id);</text:p>
      <text:p text:style-name="P6">$.ajax({</text:p>
      <text:p text:style-name="P6">type: 'POST',</text:p>
      <text:p text:style-name="P6">url: '&lt;?php echo admin_url('admin-ajax.php'); ?&gt;',</text:p>
      <text:p text:style-name="P6">data: {</text:p>
      <text:p text:style-name="P6">'action': 'case_study_detail',</text:p>
      <text:p text:style-name="P6">'id': id</text:p>
      <text:p text:style-name="P6">},</text:p>
      <text:p text:style-name="P6">success: function(data) {</text:p>
      <text:p text:style-name="P6">console.log('data')</text:p>
      <text:p text:style-name="P6">console.log(data)</text:p>
      <text:p text:style-name="P6">$('#case-studies-preview').show()</text:p>
      <text:p text:style-name="P6">$('#case-studies-preview .modal-body').html(data)</text:p>
      <text:p text:style-name="P6">}</text:p>
      <text:p text:style-name="P6">});</text:p>
      <text:p text:style-name="P6">});</text:p>
      <text:p text:style-name="P6">});</text:p>
      <text:p text:style-name="P6">&lt;/script&gt;</text:p>
      <text:p text:style-name="P2"/>
      <text:p text:style-name="Standard"/>
      <text:p text:style-name="P1"><text:span text:style-name="T1">3</text:span>. /***********<text:span text:style-name="T1">make function *****/</text:span></text:p>
      <text:p text:style-name="P4">add_action( 'wp_ajax_case_study_detail', 'case_study_detail' ); // If called from admin panel</text:p>
      <text:p text:style-name="Standard">add_action( 'wp_ajax_nopriv_case_study_detail', 'case_study_detail' );</text:p>
      <text:p text:style-name="Standard"/>
      <text:p text:style-name="Standard">function case_study_detail () {</text:p>
      <text:p text:style-name="Standard">$postID = $_POST['id'];</text:p>
      <text:p text:style-name="Standard">if (isset($_POST['id'])){</text:p>
      <text:p text:style-name="Standard">$post_id = $_POST['id'];</text:p>
      <text:p text:style-name="Standard">}else{</text:p>
      <text:p text:style-name="Standard">$post_id = "";</text:p>
      <text:p text:style-name="Standard">}</text:p>
      <text:p text:style-name="Standard"/>
      <text:p text:style-name="Standard">global $post;</text:p>
      <text:p text:style-name="Standard">$post = get_post($postID);</text:p>
      <text:p text:style-name="Standard"/>
      <text:p text:style-name="Standard">?&gt;</text:p>
      <text:p text:style-name="Standard"><text:soft-page-break/></text:p>
      <text:p text:style-name="Standard">&lt;div class="case-studies-blocks"&gt;</text:p>
      <text:p text:style-name="Standard">&lt;div class="case-studies-img"&gt;</text:p>
      <text:p text:style-name="Standard">&lt;a href="&lt;?php echo esc_url($link); ?&gt;"&gt;</text:p>
      <text:p text:style-name="Standard">&lt;?php echo get_the_post_thumbnail($post-&gt;ID); ?&gt;</text:p>
      <text:p text:style-name="Standard">&lt;/a&gt;</text:p>
      <text:p text:style-name="Standard">&lt;/div&gt;</text:p>
      <text:p text:style-name="Standard">&lt;div class="case-studies-cntnt"&gt;</text:p>
      <text:p text:style-name="Standard">&lt;h4 class="case-studies-heading"&gt; &lt;a href="&lt;?php echo esc_url($link); ?&gt;" rel="bookmark"&gt;</text:p>
      <text:p text:style-name="Standard">&lt;?php echo get_the_title($post-&gt;ID); ?&gt;</text:p>
      <text:p text:style-name="Standard">&lt;/a&gt;&lt;/h4&gt;</text:p>
      <text:p text:style-name="Standard">&lt;p class="case-studies-description"&gt;&lt;?php echo get_the_content(); ?&gt;&lt;/p&gt;</text:p>
      <text:p text:style-name="Standard">&lt;/div&gt;</text:p>
      <text:p text:style-name="Standard">&lt;/div&gt;</text:p>
      <text:p text:style-name="Standard">&lt;?php</text:p>
      <text:p text:style-name="Standard">exit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4T13:24:25.160811800</meta:creation-date>
    <dc:date>2023-01-04T13:31:57.567690992</dc:date>
    <meta:editing-duration>PT7M33S</meta:editing-duration>
    <meta:editing-cycles>1</meta:editing-cycles>
    <meta:document-statistic meta:table-count="0" meta:image-count="0" meta:object-count="0" meta:page-count="2" meta:paragraph-count="59" meta:word-count="147" meta:character-count="1536" meta:non-whitespace-character-count="1448"/>
    <meta:generator>LibreOffice/6.0.7.3$Linux_X86_64 LibreOffice_project/00m0$Build-3</meta:generator>
  </office:meta>
</office:document-meta>
</file>